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25-11-20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25-08-28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25-05-06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24-10-22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24-04-19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24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23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23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23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22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22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22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21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21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20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1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19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19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18-12-17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18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18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18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18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17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17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17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17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16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16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16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16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16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15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15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15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15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1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1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14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14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14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14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1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1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13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13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13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13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1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1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12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12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12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1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1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11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11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11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1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1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10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10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10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1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0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09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09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0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08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08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08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08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07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07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07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07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07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06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06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06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06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2004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9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8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7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6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5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4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N-0367</text:p>
          </table:table-cell>
          <table:table-cell office:value-type="string" calcext:value-type="string">
            <text:p>35X-e7</text:p>
          </table:table-cell>
          <table:table-cell office:value-type="string" calcext:value-type="string">
            <text:p>1993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60" meta:object-count="0"/>
    <meta:user-defined meta:name="AppVersion">3.0</meta:user-defined>
  </office:meta>
</office:document-meta>
</file>